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officeooo:rsid="00082f87" officeooo:paragraph-rsid="00082f87"/>
    </style:style>
    <style:style style:name="P4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0c47cb" officeooo:paragraph-rsid="000c47cb"/>
    </style:style>
    <style:style style:name="P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7" style:family="paragraph" style:parent-style-name="Table_20_Contents">
      <style:text-properties officeooo:rsid="00061804" officeooo:paragraph-rsid="00061804"/>
    </style:style>
    <style:style style:name="P8" style:family="paragraph" style:parent-style-name="Table_20_Contents">
      <style:text-properties officeooo:rsid="0007e1f2" officeooo:paragraph-rsid="0007e1f2"/>
    </style:style>
    <style:style style:name="P9" style:family="paragraph" style:parent-style-name="Text_20_body" style:list-style-name="L1">
      <style:text-properties officeooo:rsid="00061804" officeooo:paragraph-rsid="00061804"/>
    </style:style>
    <style:style style:name="P10" style:family="paragraph" style:parent-style-name="Text_20_body" style:list-style-name="L2">
      <style:text-properties officeooo:rsid="0007e1f2" officeooo:paragraph-rsid="0007e1f2"/>
    </style:style>
    <style:style style:name="P11" style:family="paragraph" style:parent-style-name="Text_20_body" style:list-style-name="L3">
      <style:text-properties officeooo:rsid="0007e1f2" officeooo:paragraph-rsid="0007e1f2"/>
    </style:style>
    <style:style style:name="P12" style:family="paragraph" style:parent-style-name="Text_20_body" style:list-style-name="L4">
      <style:text-properties officeooo:rsid="0007e1f2" officeooo:paragraph-rsid="0007e1f2"/>
    </style:style>
    <style:style style:name="P1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rsid="000c47cb" officeooo:paragraph-rsid="000c47cb"/>
    </style:style>
    <style:style style:name="P16" style:family="paragraph" style:parent-style-name="Text_20_body">
      <style:text-properties officeooo:rsid="000dbba9" officeooo:paragraph-rsid="000dbba9"/>
    </style:style>
    <style:style style:name="P17" style:family="paragraph" style:parent-style-name="Text_20_body" style:list-style-name="L6">
      <style:text-properties officeooo:rsid="000dbba9" officeooo:paragraph-rsid="000dbba9"/>
    </style:style>
    <style:style style:name="P18" style:family="paragraph" style:parent-style-name="Text_20_body" style:list-style-name="L7">
      <style:text-properties officeooo:rsid="000dbba9" officeooo:paragraph-rsid="000dbba9"/>
    </style:style>
    <style:style style:name="P19" style:family="paragraph" style:parent-style-name="Text_20_body">
      <style:text-properties officeooo:rsid="000f3409" officeooo:paragraph-rsid="000f3409"/>
    </style:style>
    <style:style style:name="P20" style:family="paragraph" style:parent-style-name="Text_20_body" style:list-style-name="L8">
      <style:text-properties officeooo:rsid="000f3409" officeooo:paragraph-rsid="000f3409"/>
    </style:style>
    <style:style style:name="P21" style:family="paragraph" style:parent-style-name="Text_20_body" style:list-style-name="L9">
      <style:text-properties officeooo:rsid="000f3409" officeooo:paragraph-rsid="000f3409"/>
    </style:style>
    <style:style style:name="P22" style:family="paragraph" style:parent-style-name="Text_20_body" style:list-style-name="L10">
      <style:text-properties officeooo:rsid="000f3409" officeooo:paragraph-rsid="000f3409"/>
    </style:style>
    <style:style style:name="P23" style:family="paragraph" style:parent-style-name="Text_20_body" style:list-style-name="L8">
      <style:text-properties officeooo:paragraph-rsid="000f3409"/>
    </style:style>
    <style:style style:name="P24" style:family="paragraph" style:parent-style-name="Text_20_body" style:list-style-name="L10">
      <style:text-properties officeooo:rsid="0010c337" officeooo:paragraph-rsid="0010c337"/>
    </style:style>
    <style:style style:name="P25" style:family="paragraph" style:parent-style-name="Text_20_body" style:list-style-name="L9">
      <style:text-properties officeooo:rsid="0010c337" officeooo:paragraph-rsid="0010c337"/>
    </style:style>
    <style:style style:name="P26" style:family="paragraph" style:parent-style-name="Text_20_body">
      <style:text-properties officeooo:rsid="0010c337" officeooo:paragraph-rsid="0010c337"/>
    </style:style>
    <style:style style:name="P27" style:family="paragraph" style:parent-style-name="Text_20_body" style:list-style-name="L11">
      <style:text-properties officeooo:rsid="0010c337" officeooo:paragraph-rsid="0010c337"/>
    </style:style>
    <style:style style:name="P28" style:family="paragraph" style:parent-style-name="Text_20_body" style:list-style-name="L13">
      <style:text-properties officeooo:rsid="0010c337" officeooo:paragraph-rsid="0010c337"/>
    </style:style>
    <style:style style:name="P29" style:family="paragraph" style:parent-style-name="Heading_20_1">
      <style:text-properties officeooo:rsid="0007e1f2" officeooo:paragraph-rsid="0007e1f2"/>
    </style:style>
    <style:style style:name="P30" style:family="paragraph" style:parent-style-name="Heading_20_1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Heading_20_1">
      <style:paragraph-properties fo:break-before="page"/>
      <style:text-properties officeooo:rsid="0007e1f2" officeooo:paragraph-rsid="0007e1f2"/>
    </style:style>
    <style:style style:name="P32" style:family="paragraph" style:parent-style-name="Heading_20_1">
      <style:paragraph-properties fo:break-before="page"/>
      <style:text-properties officeooo:rsid="000dbba9" officeooo:paragraph-rsid="000dbba9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0f3409"/>
    </style:style>
    <style:style style:name="T9" style:family="text">
      <style:text-properties officeooo:rsid="0010c3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6827569783353893448" text:style-name="L1">
        <text:list-item>
          <text:p text:style-name="P9">URL</text:p>
        </text:list-item>
        <text:list-item>
          <text:p text:style-name="P9">Access date/time - list</text:p>
        </text:list-item>
        <text:list-item>
          <text:p text:style-name="P9">Accessed from (ie parents) – list of object references</text:p>
        </text:list-item>
        <text:list-item>
          <text:p text:style-name="P9">Websites accessed (ie children) – list of object references</text:p>
        </text:list-item>
        <text:list-item>
          <text:p text:style-name="P9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ata type</text:p>
          </table:table-cell>
          <table:table-cell table:style-name="Table1.A1" office:value-type="string">
            <text:p text:style-name="P7">Data Access</text:p>
          </table:table-cell>
          <table:table-cell table:style-name="Table1.C1" office:value-type="string">
            <text:p text:style-name="P7">Pros/Cons</text:p>
          </table:table-cell>
        </table:table-row>
        <table:table-row>
          <table:table-cell table:style-name="Table1.A2" office:value-type="string">
            <text:p text:style-name="P7">List</text:p>
          </table:table-cell>
          <table:table-cell table:style-name="Table1.A2" office:value-type="string">
            <text:p text:style-name="P7">Scan list every time to determine all entries which contain current node as parent.</text:p>
            <text:p text:style-name="P7">Time Compl.: O(n^2)</text:p>
          </table:table-cell>
          <table:table-cell table:style-name="Table1.C2" office:value-type="string">
            <text:p text:style-name="P7">+ Very easy to implement child/parent finding</text:p>
            <text:p text:style-name="P7">+ Fast enough on small scale</text:p>
            <text:p text:style-name="P7">- Does not scale</text:p>
            <text:p text:style-name="P7"/>
          </table:table-cell>
        </table:table-row>
        <table:table-row>
          <table:table-cell table:style-name="Table1.A2" office:value-type="string">
            <text:p text:style-name="P7">Map (parent url → object list)</text:p>
          </table:table-cell>
          <table:table-cell table:style-name="Table1.A2" office:value-type="string">
            <text:p text:style-name="P7">Get current URL, get list of parents from map, draw.</text:p>
            <text:p text:style-name="P7">Time Compl.: O(n)</text:p>
          </table:table-cell>
          <table:table-cell table:style-name="Table1.C2" office:value-type="string">
            <text:p text:style-name="P7">+ Much faster</text:p>
            <text:p text:style-name="P7">- More difficult to implement</text:p>
            <text:p text:style-name="P7">- Not easy to find children</text:p>
            <text:p text:style-name="P7">- More pointers → more RAM</text:p>
          </table:table-cell>
        </table:table-row>
        <table:table-row>
          <table:table-cell table:style-name="Table1.A2" office:value-type="string">
            <text:p text:style-name="P7">Map (child url → object list)</text:p>
          </table:table-cell>
          <table:table-cell table:style-name="Table1.A2" office:value-type="string">
            <text:p text:style-name="P7">As above, but with children</text:p>
          </table:table-cell>
          <table:table-cell table:style-name="Table1.C2" office:value-type="string">
            <text:p text:style-name="P7">As above</text:p>
          </table:table-cell>
        </table:table-row>
        <table:table-row>
          <table:table-cell table:style-name="Table1.A2" office:value-type="string">
            <text:p text:style-name="P7">Two mappings</text:p>
          </table:table-cell>
          <table:table-cell table:style-name="Table1.A2" office:value-type="string">
            <text:p text:style-name="P7">As above for both children and parents</text:p>
          </table:table-cell>
          <table:table-cell table:style-name="Table1.C2" office:value-type="string">
            <text:p text:style-name="P7">As above AND</text:p>
            <text:p text:style-name="P7">+ Both directions easy to find</text:p>
            <text:p text:style-name="P7">- More difficult to implement and test</text:p>
            <text:p text:style-name="P7">- More data duplication</text:p>
          </table:table-cell>
        </table:table-row>
        <table:table-row>
          <table:table-cell table:style-name="Table1.A2" office:value-type="string">
            <text:p text:style-name="P7">Internal SQL database</text:p>
          </table:table-cell>
          <table:table-cell table:style-name="Table1.A2" office:value-type="string">
            <text:p text:style-name="P7">Use SQL to CRUD</text:p>
          </table:table-cell>
          <table:table-cell table:style-name="Table1.C2" office:value-type="string">
            <text:p text:style-name="P7">+ Common interface, arbitrary SQL implementation</text:p>
            <text:p text:style-name="P7">+ likely fast</text:p>
            <text:p text:style-name="P7">+ easier to maintain than mappings</text:p>
            <text:p text:style-name="P7">+ a<text:span text:style-name="T1">v</text:span>oids duplication</text:p>
            <text:p text:style-name="P7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Solution</text:p>
          </table:table-cell>
          <table:table-cell table:style-name="Table2.A1" office:value-type="string">
            <text:p text:style-name="P7">Conversion method</text:p>
          </table:table-cell>
          <table:table-cell table:style-name="Table2.C1" office:value-type="string">
            <text:p text:style-name="P7">Pros/Cons</text:p>
          </table:table-cell>
        </table:table-row>
        <table:table-row>
          <table:table-cell table:style-name="Table2.A2" office:value-type="string">
            <text:p text:style-name="P7">JSON</text:p>
          </table:table-cell>
          <table:table-cell table:style-name="Table2.A2" office:value-type="string">
            <text:p text:style-name="P7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7">+ dumping and loading built-in <text:soft-page-break/>and relatively fast</text:p>
            <text:p text:style-name="P7"/>
          </table:table-cell>
        </table:table-row>
        <table:table-row>
          <table:table-cell table:style-name="Table2.A2" office:value-type="string">
            <text:p text:style-name="P8">Internal database file</text:p>
          </table:table-cell>
          <table:table-cell table:style-name="Table2.A2" office:value-type="string">
            <text:p text:style-name="P8">Automatically created and maintained by DBMS</text:p>
          </table:table-cell>
          <table:table-cell table:style-name="Table2.C2" office:value-type="string">
            <text:p text:style-name="P8">+ easy to maintain, no input required whatsoever</text:p>
            <text:p text:style-name="P8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19">Information taken from (check for up-to-date information): <text:a xlink:type="simple" xlink:href="https://developer.chrome.com/extensions/storage">https://developer.chrome.com/extensions/storage</text:a></text:p>
      <text:p text:style-name="P19">Using either localStorage API or Storage API.</text:p>
      <text:h text:style-name="Heading_20_3" text:outline-level="3">LocalStorage API</text:h>
      <text:p text:style-name="P19">Information taken from: <text:a xlink:type="simple" xlink:href="https://developer.mozilla.org/en-US/docs/Web/API/Web_Storage_API#localStorage">https://developer.mozilla.org/en-US/docs/Web/API/Web_Storage_API#localStorage</text:a></text:p>
      <text:list xml:id="list2969881392860993672" text:style-name="L8">
        <text:list-item>
          <text:p text:style-name="P23"><text:span text:style-name="T8">Standard way a website can store persistent data</text:span></text:p>
        </text:list-item>
        <text:list-item>
          <text:p text:style-name="P23"><text:span text:style-name="T8">Size limit of ~10MB</text:span></text:p>
        </text:list-item>
        <text:list-item>
          <text:p text:style-name="P20">Separate storage area for each origin → background page needed</text:p>
        </text:list-item>
      </text:list>
      <text:h text:style-name="Heading_20_3" text:outline-level="3">Storage API <text:span text:style-name="T9">(chosen)</text:span></text:h>
      <text:list xml:id="list7283235205377815008" text:style-name="L9">
        <text:list-item>
          <text:p text:style-name="P21">Data synced with Chrome sync</text:p>
        </text:list-item>
        <text:list-item>
          <text:p text:style-name="P21">Content script can access data without background script</text:p>
        </text:list-item>
        <text:list-item>
          <text:p text:style-name="P21">Settings can be persisted even within incognito</text:p>
        </text:list-item>
        <text:list-item>
          <text:p text:style-name="P21">asynchronous → higher performance than localStorage</text:p>
        </text:list-item>
        <text:list-item>
          <text:p text:style-name="P21">JS objects can be stored vs. string storage in localStorage solution</text:p>
        </text:list-item>
        <text:list-item>
          <text:p text:style-name="P25">Size limited to ~100KB</text:p>
        </text:list-item>
      </text:list>
      <text:h text:style-name="Heading_20_3" text:outline-level="3">Firebase back-end</text:h>
      <text:p text:style-name="P26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5365763722318403759" text:style-name="L13">
        <text:list-item>
          <text:p text:style-name="P28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19">Information taken from: <text:a xlink:type="simple" xlink:href="http://www.html5rocks.com/en/features/storage">http://www.html5rocks.com/en/features/storage</text:a></text:p>
      <text:list xml:id="list8039960392341721697" text:style-name="L10">
        <text:list-item>
          <text:p text:style-name="P22">Full featured SQL database</text:p>
        </text:list-item>
        <text:list-item>
          <text:p text:style-name="P24">Abandoned, so not worth the effort.</text:p>
        </text:list-item>
      </text:list>
      <text:h text:style-name="Heading_20_3" text:outline-level="3">Indexed DB</text:h>
      <text:p text:style-name="P26">Information taken from: <text:a xlink:type="simple" xlink:href="http://code.tutsplus.com/tutorials/working-with-indexeddb--net-34673">http://code.tutsplus.com/tutorials/working-with-indexeddb--net-34673</text:a></text:p>
      <text:list xml:id="list1054085780112475516" text:style-name="L11">
        <text:list-item>
          <text:p text:style-name="P27">Simple key/value store object, including processsing abilities</text:p>
        </text:list-item>
        <text:list-item>
          <text:p text:style-name="P27"/>
        </text:list-item>
      </text:list>
      <text:h text:style-name="Heading_20_2" text:outline-level="2"><text:span text:style-name="T1">L</text:span>oading sessions</text:h>
      <text:list xml:id="list1718987841969112024" text:style-name="L2">
        <text:list-item>
          <text:p text:style-name="P10">Search internal storage (or whichever medium used) for saved sessions</text:p>
        </text:list-item>
        <text:list-item>
          <text:p text:style-name="P10">Present user with list of options</text:p>
          <text:list>
            <text:list-item>
              <text:p text:style-name="P10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p text:style-name="P2"/>
      <text:h text:style-name="P31" text:outline-level="1">Website quotation representation</text:h>
      <text:p text:style-name="P2">Information to be stored:</text:p>
      <text:list xml:id="list516171050112041593" text:style-name="L3">
        <text:list-item>
          <text:p text:style-name="P11">Quote</text:p>
        </text:list-item>
        <text:list-item>
          <text:p text:style-name="P11">Time/Date</text:p>
        </text:list-item>
        <text:list-item>
          <text:p text:style-name="P11">(Optional) Website location - XPATH</text:p>
        </text:list-item>
        <text:list-item>
          <text:p text:style-name="P11">(Optional) User description</text:p>
        </text:list-item>
      </text:list>
      <text:p text:style-name="P2"/>
      <text:h text:style-name="P29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6"/>
      <text:p text:style-name="P2"><text:s text:c="9"/>\ </text:p>
      <text:p text:style-name="P2"><text:s text:c="11"/>[] <text:s text:c="38"/>PRESENT</text:p>
      <text:p text:style-name="P6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5180870410842495006" text:style-name="L4">
        <text:list-item>
          <text:p text:style-name="P12">All parents of the current node, up to X generations, as well as of the children</text:p>
        </text:list-item>
        <text:list-item>
          <text:p text:style-name="P12">All children of the current node, and the parents</text:p>
        </text:list-item>
        <text:list-item>
          <text:p text:style-name="P12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4">Routines requires:</text:p>
      <text:list xml:id="list2505902613272406108" text:style-name="L5">
        <text:list-item>
          <text:p text:style-name="P14">Find number of rows and columns which can be displayed based on width/height</text:p>
        </text:list-item>
        <text:list-item>
          <text:p text:style-name="P14">Create list of all nodes by searching parents and children of current root node</text:p>
        </text:list-item>
        <text:list-item>
          <text:p text:style-name="P14"><text:soft-page-break/>Create links array when parent/children array is built</text:p>
        </text:list-item>
      </text:list>
      <text:p text:style-name="P3"/>
      <text:h text:style-name="P30" text:outline-level="1">UX components</text:h>
      <text:p text:style-name="P13"/>
      <text:h text:style-name="Heading_20_2" text:outline-level="2">History Tree Representation</text:h>
      <text:h text:style-name="Heading_20_3" text:outline-level="3">Single-node</text:h>
      <text:p text:style-name="P5">Hover: more info; title or similar.</text:p>
      <text:p text:style-name="P5">Double-click: </text:p>
      <text:h text:style-name="P32" text:outline-level="1">Functionality layout</text:h>
      <text:h text:style-name="Heading_20_2" text:outline-level="2">Content script</text:h>
      <text:p text:style-name="Text_20_body"/>
      <text:list xml:id="list2620798537664908962" text:style-name="L6">
        <text:list-item>
          <text:p text:style-name="P17">History graph drawing: content/history_tree.js</text:p>
        </text:list-item>
        <text:list-item>
          <text:p text:style-name="P17">Quote graph drawing: content/quote_graph.js</text:p>
        </text:list-item>
        <text:list-item>
          <text:p text:style-name="P17">Action listeners: in graph JS file</text:p>
        </text:list-item>
        <text:list-item>
          <text:p text:style-name="P17">General content script variables: content/content_script.js</text:p>
        </text:list-item>
        <text:list-item>
          <text:p text:style-name="P17">Message end-points: content/content_script.js</text:p>
        </text:list-item>
      </text:list>
      <text:h text:style-name="Heading_20_2" text:outline-level="2">Background <text:span text:style-name="T7">script</text:span></text:h>
      <text:list xml:id="list2005975234595197130" text:style-name="L7">
        <text:list-item>
          <text:p text:style-name="P18">History storage: background.js</text:p>
        </text:list-item>
        <text:list-item>
          <text:p text:style-name="P18">History to JSON conversion: background.js</text:p>
        </text:list-item>
        <text:list-item>
          <text:p text:style-name="P18">Session saving/loading: background.js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4</meta:editing-cycles>
    <meta:generator>LibreOffice/4.2.8.2$Linux_X86_64 LibreOffice_project/420m0$Build-2</meta:generator>
    <meta:initial-creator>Robin N</meta:initial-creator>
    <dc:date>2016-01-12T16:40:12.595708044</dc:date>
    <dc:creator>Robin N</dc:creator>
    <meta:document-statistic meta:table-count="2" meta:image-count="0" meta:object-count="0" meta:page-count="6" meta:paragraph-count="122" meta:word-count="711" meta:character-count="4733" meta:non-whitespace-character-count="3982"/>
  </office:meta>
</office:document-meta>
</file>